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left="-18.00pt" fo:text-indent="18.00pt" fo:margin-bottom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left="-18.00pt" fo:text-indent="18.00pt" fo:margin-bottom="10.00pt"/>
    </style:style>
    <style:style style:name="P6" style:family="paragraph">
      <style:paragraph-properties fo:line-height="115.00%" fo:text-align="left" fo:margin-bottom="10.00p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left="-18.00pt" fo:text-indent="18.00pt" fo:margin-bottom="10.00pt">
        <style:tab-stops>
          <style:tab-stop style:position="60.00pt"/>
          <style:tab-stop style:position="838850.45pt"/>
          <style:tab-stop style:position="838856.45pt"/>
        </style:tab-stops>
      </style:paragraph-properties>
    </style:style>
    <style:style style:name="P8" style:family="paragraph">
      <style:paragraph-properties fo:line-height="115.00%" fo:text-align="left" fo:margin-bottom="10.00pt">
        <style:tab-stops>
          <style:tab-stop style:position="7.65pt"/>
          <style:tab-stop style:position="13.65pt"/>
          <style:tab-stop style:position="78.00pt"/>
        </style:tab-stops>
      </style:paragraph-properties>
    </style:style>
  </office:automatic-styles>
  <office:body>
    <office:text>
      <text:p text:style-name="P1"><text:span text:style-name="T1">To Do aplikácia</text:span></text:p>
      <text:p text:style-name="P2"><text:span text:style-name="T2">Názov aplikácie</text:span></text:p>
      <text:p text:style-name="P2"><text:span text:style-name="T3">Nezabudni<text:s/></text:span><text:span text:style-name="T4">Čo Rob</text:span><text:span text:style-name="T5">í</text:span><text:span text:style-name="T6">š!</text:span></text:p>
      <text:p text:style-name="P2"><text:span text:style-name="T7">Ú</text:span><text:span text:style-name="T8">čel aplik</text:span><text:span text:style-name="T9">ácie</text:span></text:p>
      <text:p text:style-name="P2"><text:span text:style-name="T10">Aplikácia slú</text:span><text:span text:style-name="T11">ži na zapisovanie<text:s/></text:span><text:span text:style-name="T12">úloh na rozne dni jednoduchou formou. Aplikácia taktie</text:span><text:span text:style-name="T13">ž umožňuje prihl</text:span><text:span text:style-name="T14">ási</text:span><text:span text:style-name="T15">ť a registrovať sa do vlastn</text:span><text:span text:style-name="T16">ého ú</text:span><text:span text:style-name="T17">čtu a<text:s/></text:span><text:span text:style-name="T18">úlohy do</text:span><text:span text:style-name="T19">ň zapisovať.</text:span></text:p>
      <text:p text:style-name="P2"><text:span text:style-name="T20">K</text:span><text:span text:style-name="T21">ľ</text:span><text:span text:style-name="T22">ú</text:span><text:span text:style-name="T23">čov</text:span><text:span text:style-name="T24">é funkcie</text:span></text:p>
      <text:list text:style-name="L3">
        <text:list-item>
          <text:p text:style-name="P3"><text:span text:style-name="T25">registrova</text:span><text:span text:style-name="T26">ť sa</text:span></text:p>
        </text:list-item>
        <text:list-item>
          <text:p text:style-name="P3"><text:span text:style-name="T27">prihlási</text:span><text:span text:style-name="T28">ť sa</text:span></text:p>
        </text:list-item>
        <text:list-item>
          <text:p text:style-name="P3"><text:span text:style-name="T29">zapísa</text:span><text:span text:style-name="T30">ť n</text:span><text:span text:style-name="T31">ázov novej úlohy</text:span></text:p>
        </text:list-item>
        <text:list-item>
          <text:p text:style-name="P3"><text:span text:style-name="T31">zapísa</text:span><text:span text:style-name="T32">ť podrobnosti k danej<text:s/></text:span><text:span text:style-name="T33">úlohe</text:span></text:p>
        </text:list-item>
        <text:list-item>
          <text:p text:style-name="P3"><text:span text:style-name="T33">zapísa</text:span><text:span text:style-name="T34">ť d</text:span><text:span text:style-name="T35">átum k danej úlohe</text:span></text:p>
        </text:list-item>
        <text:list-item>
          <text:p text:style-name="P3"><text:span text:style-name="T35">maza</text:span><text:span text:style-name="T36">ť<text:s/></text:span><text:span text:style-name="T37">úlohy</text:span></text:p>
        </text:list-item>
        <text:list-item>
          <text:p text:style-name="P3"><text:span text:style-name="T37">editova</text:span><text:span text:style-name="T38">ť<text:s/></text:span><text:span text:style-name="T39">úlohy</text:span></text:p>
        </text:list-item>
      </text:list>
      <text:p text:style-name="P4"><text:span text:style-name="T40">Pou</text:span><text:span text:style-name="T41">žit</text:span><text:span text:style-name="T42">é technológie</text:span></text:p>
      <text:list text:style-name="L5">
        <text:list-item>
          <text:p text:style-name="P5"><text:span text:style-name="T43">python</text:span></text:p>
        </text:list-item>
        <text:list-item>
          <text:p text:style-name="P5"><text:span text:style-name="T43">django</text:span></text:p>
        </text:list-item>
        <text:list-item>
          <text:p text:style-name="P5"><text:span text:style-name="T43">CSS</text:span></text:p>
        </text:list-item>
        <text:list-item>
          <text:p text:style-name="P5"><text:span text:style-name="T43">html</text:span></text:p>
        </text:list-item>
      </text:list>
      <text:p text:style-name="P6"><text:span text:style-name="T44">Štrukt</text:span><text:span text:style-name="T45">úra projektu</text:span></text:p>
      <text:p text:style-name="P6"><text:span text:style-name="T46">Aplikácia je ulo</text:span><text:span text:style-name="T47">žen</text:span><text:span text:style-name="T48">á v jednom prie</text:span><text:span text:style-name="T49">činku zvan</text:span><text:span text:style-name="T50">ý<text:s/></text:span><text:span text:style-name="T51">„</text:span><text:span text:style-name="T52">to_do_aplikacia“, v tomto prie</text:span><text:span text:style-name="T53">činku sa nach</text:span><text:span text:style-name="T54">ádza nieko</text:span><text:span text:style-name="T55">ľko ďalš</text:span><text:span text:style-name="T56">ích podprie</text:span><text:span text:style-name="T57">činkov,<text:s text:c="2"/>ktor</text:span><text:span text:style-name="T58">é obsahujú<text:s/></text:span><text:span text:style-name="T59">ďalšie podriečinky</text:span></text:p>
      <text:p text:style-name="P6"><text:span text:style-name="T60">Hlavné rozdelenie</text:span></text:p>
      <text:list text:style-name="L7">
        <text:list-item>
          <text:p text:style-name="P7"><text:span text:style-name="T61">to_do_aplikacia<text:s/></text:span><text:span text:style-name="T62">–</text:span><text:span text:style-name="T63"><text:s/>súbory pre django server</text:span></text:p>
        </text:list-item>
        <text:list-item>
          <text:p text:style-name="P7"><text:span text:style-name="T64">návrhy<text:s/></text:span><text:span text:style-name="T65">–</text:span><text:span text:style-name="T66"><text:s/>návrhy na disajn aplikácie </text:span></text:p>
        </text:list-item>
        <text:list-item>
          <text:p text:style-name="P7"><text:span text:style-name="T67">static<text:s/></text:span><text:span text:style-name="T68">–</text:span><text:span text:style-name="T69"><text:s/>globálne css a obrázky</text:span></text:p>
        </text:list-item>
        <text:list-item>
          <text:p text:style-name="P7"><text:span text:style-name="T70">templates<text:s/></text:span><text:span text:style-name="T71">–</text:span><text:span text:style-name="T72"><text:s/>html súbory</text:span></text:p>
        </text:list-item>
        <text:list-item>
          <text:p text:style-name="P7"><text:span text:style-name="T73">todo<text:s/></text:span><text:span text:style-name="T74">–</text:span><text:span text:style-name="T75"><text:s/>django modely pre to do logiku</text:span></text:p>
        </text:list-item>
        <text:list-item>
          <text:p text:style-name="P7"><text:span text:style-name="T76">users<text:s/></text:span><text:span text:style-name="T77">–</text:span><text:span text:style-name="T78"><text:s/>django modely pre prihlasovanie a registráciu</text:span></text:p>
        </text:list-item>
      </text:list>
      <text:p text:style-name="P8"><text:span text:style-name="T79"/></text:p>
      <text:p text:style-name="P8"><text:span text:style-name="T80">to_do_aplikacia </text:span></text:p>
      <text:p text:style-name="P8"><text:span text:style-name="T81">V prie</text:span><text:span text:style-name="T82">činku to_do_aplikacia sa nach</text:span><text:span text:style-name="T83">ádzajú súbory: </text:span></text:p>
      <text:p text:style-name="P8"><text:span text:style-name="T83">_init_.py </text:span></text:p>
      <text:p text:style-name="P8"><text:span text:style-name="T83">asgi.py</text:span></text:p>
      <text:p text:style-name="P8"><text:span text:style-name="T83">models.py</text:span></text:p>
      <text:p text:style-name="P8"><text:span text:style-name="T83">settings.py: obsahuje zaznamenanie nain</text:span><text:span text:style-name="T84">štalovan</text:span><text:span text:style-name="T85">ých aplikácií, databáz, middleware,</text:span></text:p>
      <text:p text:style-name="P8"><text:span text:style-name="T85">urls.py: obsahuje cesty do url adries</text:span></text:p>
      <text:p text:style-name="P8"><text:span text:style-name="T85">views.py</text:span></text:p>
      <text:p text:style-name="P8"><text:span text:style-name="T85">wsgi.py</text:span></text:p>
      <text:p text:style-name="P8"><text:span text:style-name="T86">Templates </text:span></text:p>
      <text:p text:style-name="P8"><text:span text:style-name="T87">Prie</text:span><text:span text:style-name="T88">činok static obsahuje podpriečinok templates a ten obsahuje ďalšie priečinky:<text:line-break/></text:span><text:span text:style-name="T89">todo: </text:span></text:p>
      <text:p text:style-name="P8"><text:span text:style-name="T90">edit_task.html: forma na editovanie úlohy a<text:s/></text:span><text:span text:style-name="T91">št</text:span><text:span text:style-name="T92">ýl danej stránky</text:span></text:p>
      <text:p text:style-name="P8"><text:span text:style-name="T92">edit.html</text:span></text:p>
      <text:p text:style-name="P8"><text:span text:style-name="T92">index.html:<text:s/></text:span><text:span text:style-name="T93">št</text:span><text:span text:style-name="T94">ýl hlavnej stránky,pridávanie a mazanie úloh, button na odhlásenie, button na editovanie úlohy</text:span></text:p>
      <text:p text:style-name="P8"><text:span text:style-name="T95">users:</text:span></text:p>
      <text:p text:style-name="P8"><text:span text:style-name="T96">login.html: stranka na prihlasenie</text:span></text:p>
      <text:p text:style-name="P8"><text:span text:style-name="T96">register.html: stranka na registrovanie</text:span></text:p>
      <text:p text:style-name="P8"><text:span text:style-name="T97"/></text:p>
      <text:p text:style-name="P8"><text:span text:style-name="T98">base.html</text:span></text:p>
      <text:p text:style-name="P8"><text:span text:style-name="T98"/></text:p>
      <text:p text:style-name="P8"><text:span text:style-name="T99">Static</text:span></text:p>
      <text:p text:style-name="P8"><text:span text:style-name="T100">app.css: glob</text:span><text:span text:style-name="T101">á</text:span><text:span text:style-name="T102">lne css</text:span></text:p>
      <text:p text:style-name="P8"><text:span text:style-name="T103">css</text:span><text:span text:style-name="T104">:</text:span></text:p>
      <text:p text:style-name="P8"><text:span text:style-name="T104">auth.css</text:span></text:p>
      <text:p text:style-name="P8"><text:span text:style-name="T104">base.csyle.css</text:span></text:p>
      <text:p text:style-name="P8"><text:span text:style-name="T104"/></text:p>
      <text:p text:style-name="P8"><text:span text:style-name="T105">Todo</text:span></text:p>
      <text:p text:style-name="P8"><text:span text:style-name="T106">Prie</text:span><text:span text:style-name="T107">činok obsahuje python s</text:span><text:span text:style-name="T108">ú</text:span><text:span text:style-name="T109">bory na prid</text:span><text:span text:style-name="T110">á</text:span><text:span text:style-name="T111">vanie<text:s/></text:span><text:span text:style-name="T112">ú</text:span><text:span text:style-name="T113">loh</text:span></text:p>
      <text:p text:style-name="P8"><text:span text:style-name="T114"/></text:p>
      <text:p text:style-name="P8"><text:span text:style-name="T114">Users</text:span><text:span text:style-name="T115"/></text:p>
      <text:p text:style-name="P8"><text:span text:style-name="T115">Prie</text:span><text:span text:style-name="T116">činok obsahuje python s</text:span><text:span text:style-name="T117">ú</text:span><text:span text:style-name="T118">bory, ktor</text:span><text:span text:style-name="T119">é</text:span><text:span text:style-name="T120"><text:s/>sl</text:span><text:span text:style-name="T121">ú</text:span><text:span text:style-name="T122">žia na prihl</text:span><text:span text:style-name="T123">asovanie a editovanie<text:s/></text:span><text:span text:style-name="T124">ú</text:span><text:span text:style-name="T125">loh</text:span></text:p>
      <text:p text:style-name="P8"><text:span text:style-name="T125"/></text:p>
      <text:p text:style-name="P8"><text:span text:style-name="T126"/></text:p>
      <text:p text:style-name="P8"><text:span text:style-name="T1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